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9208b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9f34a" officeooo:paragraph-rsid="001a15bc"/>
    </style:style>
    <style:style style:name="P9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1a15bc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1a15bc"/>
    </style:style>
    <style:style style:name="P11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12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208b"/>
    </style:style>
    <style:style style:name="T5" style:family="text">
      <style:text-properties style:use-window-font-color="true" style:font-name="Times New Roman" fo:font-weight="normal" officeooo:rsid="0019208b" style:font-weight-asian="normal" style:font-weight-complex="normal"/>
    </style:style>
    <style:style style:name="T6" style:family="text">
      <style:text-properties style:use-window-font-color="true" style:font-name="Times New Roman" fo:font-weight="normal" officeooo:rsid="002032e2" style:font-weight-asian="normal" style:font-weight-complex="normal"/>
    </style:style>
    <style:style style:name="T7" style:family="text">
      <style:text-properties style:use-window-font-color="true" style:font-name="Times New Roman" officeooo:rsid="001a15bc"/>
    </style:style>
    <style:style style:name="T8" style:family="text">
      <style:text-properties style:use-window-font-color="true" style:font-name="Times New Roman" officeooo:rsid="001bbe01"/>
    </style:style>
    <style:style style:name="T9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style:use-window-font-color="true" style:text-line-through-style="none" style:font-name="Times New Roman" fo:font-size="12pt" fo:font-style="normal" style:text-underline-style="none" fo:font-weight="normal" officeooo:rsid="001a15b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officeooo:rsid="001a15bc"/>
    </style:style>
    <style:style style:name="T12" style:family="text">
      <style:text-properties officeooo:rsid="000e9125"/>
    </style:style>
    <style:style style:name="T13" style:family="text">
      <style:text-properties officeooo:rsid="001c7465"/>
    </style:style>
    <style:style style:name="T14" style:family="text">
      <style:text-properties officeooo:rsid="002032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UC_5f_NormalAzul_20_Car"><text:span text:style-name="T5">Administrar L</text:span></text:span><text:span text:style-name="UC_5f_NormalAzul_20_Car"><text:span text:style-name="T6">i</text:span></text:span><text:span text:style-name="UC_5f_NormalAzul_20_Car"><text:span text:style-name="T5">nea Base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4">CU.G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T11">Administrar la linea base con las siguientes opciones liberar</text:span><text:span text:style-name="Default_20_Paragraph_20_Font"><text:span text:style-name="T9">, cerrar, generar y buscar línea base. </text:span></text:span><text:span text:style-name="Default_20_Paragraph_20_Font"><text:span text:style-name="T10">G</text:span></text:span><text:span text:style-name="Default_20_Paragraph_20_Font"><text:span text:style-name="T9">enerar informes sobre la línea b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7">El actor debe estar logueado como Administrador de Proyecto. </text:span></text:span><text:span text:style-name="UC_5f_NormalAzul_20_Car"><text:span text:style-name="T8">Acceder a Administrar Fase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9">1.<text:span text:style-name="T12">Despliega la pantalla de administración de linea de base, con las opciones: liberar, cerrar, generar y buscar linea base. Y una lista con todas las lineas base de la fase</text:span></text:p>
          </table:table-cell>
        </table:table-row>
        <table:table-row table:style-name="Tabla2.4">
          <table:table-cell table:style-name="Tabla2.A2" office:value-type="string">
            <text:p text:style-name="P10">2. <text:span text:style-name="T12">Selecciona</text:span> una de las opciones disponibles.</text:p>
          </table:table-cell>
          <table:table-cell table:style-name="Tabla2.A1" office:value-type="string">
            <text:p text:style-name="P3"/>
          </table:table-cell>
        </table:table-row>
        <table:table-row table:style-name="Tabla2.4">
          <table:table-cell table:style-name="Tabla2.A5" office:value-type="string">
            <text:p text:style-name="P10"/>
          </table:table-cell>
          <table:table-cell table:style-name="Tabla2.B5" office:value-type="string">
            <text:p text:style-name="P8">3.Despliega la <text:span text:style-name="T14">opción</text:span> seleccionada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7139289283837539211" text:style-name="WW8Num8">
              <text:list-header>
                <text:p text:style-name="P11"/>
              </text:list-header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text:span text:style-name="T13">Liberar Linea Base, Cerrar Linea Base, Generar Linea Base, Buscar Linea Base, Generar Informe Linea Base.</text:span>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4">RF266 al RF301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0</meta:editing-cycles>
    <meta:editing-duration>PT20M5S</meta:editing-duration>
    <dc:date>2014-03-16T22:29:21.613230219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0" meta:word-count="153" meta:character-count="1030" meta:non-whitespace-character-count="891"/>
  </office:meta>
</office:document-meta>
</file>